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9">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3">
      <style:text-properties fo:font-weight="normal" style:font-weight-asian="normal" style:font-weight-complex="normal"/>
    </style:style>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7">
      <style:text-properties fo:font-weight="normal" style:font-weight-asian="normal" style:font-weight-complex="normal"/>
    </style:style>
    <style:style style:name="P12" style:family="paragraph" style:parent-style-name="Standard" style:list-style-name="L8">
      <style:text-properties fo:font-weight="normal" style:font-weight-asian="normal" style:font-weight-complex="normal"/>
    </style:style>
    <style:style style:name="P13" style:family="paragraph" style:parent-style-name="Standard" style:list-style-name="L8">
      <style:paragraph-properties fo:text-align="justify" style:justify-single-word="false"/>
      <style:text-properties fo:font-weight="normal" style:font-weight-asian="normal" style:font-weight-complex="normal"/>
    </style:style>
    <style:style style:name="P14" style:family="paragraph" style:parent-style-name="Standard" style:list-style-name="L10">
      <style:text-properties fo:font-weight="normal" style:font-weight-asian="normal" style:font-weight-complex="normal"/>
    </style:style>
    <style:style style:name="P15" style:family="paragraph" style:parent-style-name="Standard" style:list-style-name="L11">
      <style:text-properties fo:font-weight="normal" style:font-weight-asian="normal" style:font-weight-complex="normal"/>
    </style:style>
    <style:style style:name="P16" style:family="paragraph" style:parent-style-name="Standard" style:list-style-name="L12">
      <style:text-properties fo:font-weight="normal" style:font-weight-asian="normal" style:font-weight-complex="normal"/>
    </style:style>
    <style:style style:name="P17" style:family="paragraph" style:parent-style-name="Standard" style:list-style-name="L13">
      <style:text-properties fo:font-weight="normal" style:font-weight-asian="normal" style:font-weight-complex="normal"/>
    </style:style>
    <style:style style:name="P18" style:family="paragraph" style:parent-style-name="Standard" style:list-style-name="L1">
      <style:text-properties fo:font-style="normal" fo:font-weight="bold"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list-style-name="L5">
      <style:text-properties fo:font-style="normal" fo:font-weight="normal" style:font-style-asian="normal" style:font-weight-asian="normal" style:font-style-complex="normal" style:font-weight-complex="normal"/>
    </style:style>
    <style:style style:name="P21" style:family="paragraph" style:parent-style-name="Standard">
      <style:text-properties style:text-underline-style="solid" style:text-underline-width="auto" style:text-underline-color="font-color" fo:font-weight="normal" style:font-weight-asian="normal" style:font-weight-complex="normal"/>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fo:color="#ff950e"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center" style:justify-single-word="false"/>
      <style:text-properties fo:color="#ff950e"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7" style:family="paragraph" style:parent-style-name="Standard" style:list-style-name="L1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8" style:family="paragraph" style:parent-style-name="Standard" style:list-style-name="L16">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9" style:family="paragraph" style:parent-style-name="Standard" style:list-style-name="L26">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0" style:family="paragraph" style:parent-style-name="Standard" style:list-style-name="L27">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1" style:family="paragraph" style:parent-style-name="Standard" style:list-style-name="L28">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list-style-name="L14">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list-style-name="L17">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5" style:family="paragraph" style:parent-style-name="Standard" style:list-style-name="L18">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6" style:family="paragraph" style:parent-style-name="Standard" style:list-style-name="L19">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7" style:family="paragraph" style:parent-style-name="Standard" style:list-style-name="L20">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8" style:family="paragraph" style:parent-style-name="Standard" style:list-style-name="L2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22">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Standard" style:list-style-name="L23">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1" style:family="paragraph" style:parent-style-name="Standard" style:list-style-name="L26">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2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style>
    <style:style style:name="P45" style:family="paragraph" style:parent-style-name="Standard" style:list-style-name="L14">
      <style:paragraph-properties fo:text-align="start" style:justify-single-word="false"/>
    </style:style>
    <style:style style:name="P46" style:family="paragraph" style:parent-style-name="Standard" style:list-style-name="L25">
      <style:paragraph-properties fo:text-align="start" style:justify-single-word="false"/>
    </style:style>
    <style:style style:name="P47"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0000"/>
    </style:style>
    <style:style style:name="T6" style:family="text">
      <style:text-properties fo:color="#000000" fo:font-size="14pt" fo:font-style="normal" style:font-size-asian="14pt" style:font-style-asian="normal" style:font-size-complex="14pt" style:font-style-complex="normal"/>
    </style:style>
    <style:style style:name="T7" style:family="text">
      <style:text-properties fo:color="#000000"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X</text:span><text:span text:style-name="T5">tream Bundeswehr Prüfung V.1</text:span></text:p>
      <text:p text:style-name="P24"><text:span text:style-name="T5"/></text:p>
      <text:p text:style-name="P47"><text:span text:style-name="T7">Theorie</text:span></text:p>
      <text:p text:style-name="P22"><text:span text:style-name="T6"/></text:p>
      <text:list xml:id="list3476130192980302487" text:style-name="L1">
        <text:list-item>
          <text:p text:style-name="P4">Wer darf bei einer Bombe Wanteds erhalten und welche Regel tritt in Kraft, wenn Terroristen anwesend sein? <text:span text:style-name="T2">X/1</text:span></text:p>
        </text:list-item>
      </text:list>
      <text:list xml:id="list4468438847874748028" text:style-name="L2">
        <text:list-item>
          <text:list>
            <text:list-item>
              <text:list>
                <text:list-item>
                  <text:p text:style-name="P7">Wanteds erhalten: - Personen die die Sperrgebietsbinds ignorieren.</text:p>
                  <text:list>
                    <text:list-item>
                      <text:list>
                        <text:list-item>
                          <text:list>
                            <text:list-item>
                              <text:list>
                                <text:list-item>
                                  <text:list>
                                    <text:list-header>
                                      <text:p text:style-name="P7">- Personen die die Bombe beschützen. <text:s text:c="20"/>X/0,5</text:p>
                                    </text:list-header>
                                  </text:list>
                                </text:list-item>
                              </text:list>
                            </text:list-item>
                          </text:list>
                        </text:list-item>
                      </text:list>
                    </text:list-item>
                  </text:list>
                </text:list-item>
              </text:list>
            </text:list-item>
          </text:list>
        </text:list-item>
      </text:list>
      <text:list xml:id="list5746017354851816822" text:style-name="L3">
        <text:list-item>
          <text:list>
            <text:list-item>
              <text:list>
                <text:list-item>
                  <text:p text:style-name="P8">Bei Anwesernheit von terroristen können Hydra, hunter und Panzer eingesetzt werden. <text:s/>X/0,5</text:p>
                  <text:p text:style-name="P8"/>
                </text:list-item>
              </text:list>
            </text:list-item>
          </text:list>
        </text:list-item>
      </text:list>
      <text:list xml:id="list20756881" text:continue-list="list3476130192980302487" text:style-name="L1">
        <text:list-item>
          <text:p text:style-name="P4">Unter welchen vorraussetzungen ist ein Baserush der Staatsfraktionen gestattet und ab wann darf in die Base hineingeschossen werden? <text:span text:style-name="T2">X/1,5</text:span></text:p>
        </text:list-item>
      </text:list>
      <text:list xml:id="list7596020983750145295" text:style-name="L4">
        <text:list-item>
          <text:list>
            <text:list-item>
              <text:list>
                <text:list-item>
                  <text:p text:style-name="P9">Die ganze Fraktion 12 oder mehr Wanteds hat. X/0,5</text:p>
                </text:list-item>
                <text:list-item>
                  <text:p text:style-name="P9">Wenn aus der Base geschossen wird. X/0,5</text:p>
                </text:list-item>
                <text:list-item>
                  <text:p text:style-name="P9">Wenn ein Flüchtiger in die eigene Base flüchtet. X/0,5</text:p>
                </text:list-item>
              </text:list>
            </text:list-item>
          </text:list>
        </text:list-item>
      </text:list>
      <text:p text:style-name="P2"/>
      <text:list xml:id="list20729814" text:continue-list="list20756881" text:style-name="L1">
        <text:list-item>
          <text:p text:style-name="P18">Gebe den (idealen) Ablauf einer Geiselnahme stichpunktartig wieder. <text:span text:style-name="T2">X/5</text:span></text:p>
        </text:list-item>
      </text:list>
      <text:list xml:id="list5524791713378181317" text:style-name="L5">
        <text:list-item>
          <text:list>
            <text:list-item>
              <text:list>
                <text:list-item>
                  <text:p text:style-name="P20">Ein Staatsfraktionist wird angerufen. X/0,5</text:p>
                </text:list-item>
                <text:list-item>
                  <text:p text:style-name="P20">Der Einsatzleiter sorgt für Ruhe und gibt Infos durch. X/0,5</text:p>
                </text:list-item>
                <text:list-item>
                  <text:p text:style-name="P20">Name der Geisel erfragen, bestätigung des Erscheinens geben. X/0,5</text:p>
                </text:list-item>
                <text:list-item>
                  <text:p text:style-name="P20">Geld wird auf die Hand genommen (Fraktionskasse -&gt; Bar), weg zur Geisel. X/0,5</text:p>
                </text:list-item>
                <text:list-item>
                  <text:p text:style-name="P20">Andere Staatsfraktionisten bereiten sich auf Zugriff zu. X/0,5</text:p>
                </text:list-item>
                <text:list-item>
                  <text:p text:style-name="P20">Namen aller beteiligten durchgeben. X/0,5</text:p>
                </text:list-item>
                <text:list-item>
                  <text:p text:style-name="P20">Zustand der Geisel prüfen. X/0,5</text:p>
                </text:list-item>
                <text:list-item>
                  <text:p text:style-name="P20">Übergabe des Lösegeldes. X/0,5</text:p>
                </text:list-item>
                <text:list-item>
                  <text:p text:style-name="P20">Geisel wird in Sicherheit gebracht. X/0,5</text:p>
                </text:list-item>
                <text:list-item>
                  <text:p text:style-name="P20">Wantedvergabe und Zugriff. X/0,5</text:p>
                </text:list-item>
              </text:list>
            </text:list-item>
          </text:list>
        </text:list-item>
      </text:list>
      <text:p text:style-name="P19"/>
      <text:list xml:id="list20754334" text:continue-list="list20729814" text:style-name="L1">
        <text:list-item>
          <text:p text:style-name="P4">Was gilt bei der Fahrzeugverfolgung ohne Waffengegenwehr, ab wann darf ein fahrzeug zerschossen werden und und auf was ist im besonderem Maße, auf bezug auf das Handy im Dienst zu beachten? <text:span text:style-name="T2">X/1,5</text:span></text:p>
        </text:list-item>
      </text:list>
      <text:list xml:id="list1277952113039130620" text:style-name="L6">
        <text:list-item>
          <text:list>
            <text:list-item>
              <text:list>
                <text:list-item>
                  <text:p text:style-name="P10">Ohne Waffengegenwehr dürfen lediglich die reifen zerschossen werden. X/0,5</text:p>
                </text:list-item>
                <text:list-item>
                  <text:p text:style-name="P10">Bei Beschuss darf das Fahrzeug zerschossen werden. X/0,5</text:p>
                </text:list-item>
                <text:list-item>
                  <text:p text:style-name="P10">Das handy muss im Dienst immer an sein. X/0,5</text:p>
                </text:list-item>
              </text:list>
            </text:list-item>
          </text:list>
        </text:list-item>
      </text:list>
      <text:p text:style-name="P2"/>
      <text:list xml:id="list20748980" text:continue-list="list20754334" text:style-name="L1">
        <text:list-item>
          <text:p text:style-name="P4">Ab wann darf der Raketenwerfer eingesetzt werden und unter welchen Vorraussetzungen können Hydra, Hunter und Panzer eingesetzt werden? <text:span text:style-name="T2">X/2</text:span></text:p>
        </text:list-item>
      </text:list>
      <text:list xml:id="list8614907160878904003" text:style-name="L7">
        <text:list-item>
          <text:list>
            <text:list-item>
              <text:list>
                <text:list-item>
                  <text:p text:style-name="P11">Der Raketenwerfer darf bei allen Fahrzeugen benutzt werden, die eine Bedrohung darstellen. X/0,5</text:p>
                </text:list-item>
                <text:list-item>
                  <text:p text:style-name="P11">H, H, P werden in besonderen Gefahrensituationen eingesetzt. X/0,5</text:p>
                </text:list-item>
                <text:list-item>
                  <text:p text:style-name="P11">H, H, P werden eingesetzt wenn terroristische Aktivitäten in Gange sind. X/0,5</text:p>
                </text:list-item>
                <text:list-item>
                  <text:p text:style-name="P11">H, H, P werden eingesetzt, sofern die Erlaubniss des Co-/Leaders vorliegt. X/0,5</text:p>
                </text:list-item>
              </text:list>
            </text:list-item>
          </text:list>
        </text:list-item>
      </text:list>
      <text:p text:style-name="P1"/>
      <text:list xml:id="list20751262" text:continue-list="list20748980" text:style-name="L1">
        <text:list-item>
          <text:p text:style-name="P4">Wann greift die Bundeswehr ein? <text:span text:style-name="T2">X/2</text:span></text:p>
        </text:list-item>
      </text:list>
      <text:list xml:id="list4874989977526503908" text:style-name="L8">
        <text:list-item>
          <text:list>
            <text:list-item>
              <text:list>
                <text:list-item>
                  <text:p text:style-name="P12">Ab einem Wanted mit PD-entsprechenden Waffen. X/0,5</text:p>
                </text:list-item>
                <text:list-item>
                  <text:p text:style-name="P12">Ab 8 Wanteds regulär. X/0,5</text:p>
                </text:list-item>
                <text:list-item>
                  <text:p text:style-name="P12">Bei allen Gangaktivitäten. X/0,5</text:p>
                </text:list-item>
                <text:list-item>
                  <text:p text:style-name="P13"><text:soft-page-break/>Bei Anwesenheit von Terroristen. X/0,5</text:p>
                  <text:p text:style-name="P12"/>
                </text:list-item>
              </text:list>
            </text:list-item>
          </text:list>
        </text:list-item>
      </text:list>
      <text:list xml:id="list2570859910681827647" text:style-name="L9">
        <text:list-item>
          <text:p text:style-name="P5">Was ist im Umgang mit Fraktionsfahrzeugen zu beachten? <text:span text:style-name="T2">X/1</text:span></text:p>
        </text:list-item>
      </text:list>
      <text:list xml:id="list1861428034642257434" text:style-name="L10">
        <text:list-item>
          <text:list>
            <text:list-item>
              <text:list>
                <text:list-item>
                  <text:p text:style-name="P14">Nach dem Gebrauch weden FF respawnt. X/0,5</text:p>
                </text:list-item>
                <text:list-item>
                  <text:p text:style-name="P14">FF müssen immer voll getankt werden. X/0,5</text:p>
                </text:list-item>
              </text:list>
            </text:list-item>
          </text:list>
        </text:list-item>
      </text:list>
      <text:p text:style-name="P2"/>
      <text:list xml:id="list20753930" text:continue-list="list2570859910681827647" text:style-name="L9">
        <text:list-item>
          <text:p text:style-name="P5">Unter welchen Vorraussetzungen werden Wanteds vergeben und was passiert bei falscher Wantedvergabe? <text:span text:style-name="T2">X/2</text:span></text:p>
        </text:list-item>
      </text:list>
      <text:list xml:id="list790032925651095772" text:style-name="L11">
        <text:list-item>
          <text:list>
            <text:list-item>
              <text:list>
                <text:list-item>
                  <text:p text:style-name="P15">Wanteds dürfen max. 3 min nach dem Vergehen vergeben werden. X/0,5</text:p>
                </text:list-item>
                <text:list-item>
                  <text:p text:style-name="P15">Für ein Vergehen darf nur einmal Wanteds vergeben werden. X/0,5</text:p>
                </text:list-item>
                <text:list-item>
                  <text:p text:style-name="P15">Ein Spieler muss eindeutig erkant worden sein. X/0,5</text:p>
                </text:list-item>
                <text:list-item>
                  <text:p text:style-name="P15">Bei falscher Vergabe werden alle Wanteds gelöscht un neu gesetzt. X/0,5</text:p>
                </text:list-item>
              </text:list>
            </text:list-item>
          </text:list>
        </text:list-item>
      </text:list>
      <text:p text:style-name="P2"/>
      <text:list xml:id="list20730944" text:continue-list="list20753930" text:style-name="L9">
        <text:list-item>
          <text:p text:style-name="P5">Was ist während Übungen der Bundeswehr zu beachten? <text:span text:style-name="T2">X/2,5</text:span></text:p>
        </text:list-item>
      </text:list>
      <text:list xml:id="list885475955913185328" text:style-name="L12">
        <text:list-item>
          <text:list>
            <text:list-item>
              <text:list>
                <text:list-item>
                  <text:p text:style-name="P16">Auf Ranghöhere ist zu hören. X/0,5</text:p>
                </text:list-item>
                <text:list-item>
                  <text:p text:style-name="P16">Das Handy ist ausgeschaltet. X/0,5</text:p>
                </text:list-item>
                <text:list-item>
                  <text:p text:style-name="P16">Bei DM-Übungen muss jeder Teilnehmer einverstanden sein. X/0,5</text:p>
                </text:list-item>
                <text:list-item>
                  <text:p text:style-name="P16">DM-Übungen werden in gesicherten bereichen der bundeswehr durchgeführt. X/0,5</text:p>
                </text:list-item>
                <text:list-item>
                  <text:p text:style-name="P16">Auf den Schutz von Zivilisten ist zu achten. X/0,5</text:p>
                </text:list-item>
              </text:list>
            </text:list-item>
          </text:list>
        </text:list-item>
      </text:list>
      <text:p text:style-name="P2"/>
      <text:list xml:id="list20755051" text:continue-list="list20730944" text:style-name="L9">
        <text:list-item>
          <text:p text:style-name="P5">Unter welchen Umständen sind die Strassenverkehrsregeln für Staatsfraktionisten im Dienst teilweise ausser Kraft gesetzt? <text:span text:style-name="T2">X/1,5</text:span></text:p>
        </text:list-item>
      </text:list>
      <text:list xml:id="list8478571032671050371" text:style-name="L13">
        <text:list-item>
          <text:list>
            <text:list-item>
              <text:list>
                <text:list-item>
                  <text:p text:style-name="P17">Bei Verfolgungen. X/0,5</text:p>
                </text:list-item>
                <text:list-item>
                  <text:p text:style-name="P17">Bei Einsätzen. X/0,5</text:p>
                </text:list-item>
                <text:list-item>
                  <text:p text:style-name="P17">Ausserorts. X/0,5</text:p>
                </text:list-item>
              </text:list>
            </text:list-item>
          </text:list>
        </text:list-item>
      </text:list>
      <text:p text:style-name="P2"/>
      <text:p text:style-name="P1">Summe Theorie: <text:span text:style-name="T3">X/20</text:span></text:p>
      <text:p text:style-name="P1"><text:span text:style-name="T10">(Der Prüfling erfüllt ein weiteres, Aufgabenbezogenes Kriterium: X/2)</text:span></text:p>
      <text:p text:style-name="P21"/>
      <text:p text:style-name="P47">Praxis</text:p>
      <text:p text:style-name="P23"/>
      <text:list xml:id="list3027016539811048442" text:style-name="L14">
        <text:list-item>
          <text:p text:style-name="P27">Barrikadenprüfung <text:span text:style-name="T2">X/10</text:span></text:p>
        </text:list-item>
      </text:list>
      <text:list xml:id="list2441438720428648363" text:style-name="L16">
        <text:list-item>
          <text:list>
            <text:list-item>
              <text:list>
                <text:list-item>
                  <text:p text:style-name="P28"><text:span text:style-name="T9">Funktionalität der Barrikaden X/6</text:span></text:p>
                </text:list-item>
                <text:list-item>
                  <text:p text:style-name="P28"><text:span text:style-name="T9">Schnelligkeit beim Aufbauen X/2</text:span></text:p>
                </text:list-item>
                <text:list-item>
                  <text:p text:style-name="P28"><text:span text:style-name="T9">Aussehen der Barrikaden X/2</text:span></text:p>
                </text:list-item>
              </text:list>
            </text:list-item>
          </text:list>
        </text:list-item>
      </text:list>
      <text:p text:style-name="P26"><text:span text:style-name="T9"/></text:p>
      <text:list xml:id="list20742645" text:continue-list="list3027016539811048442" text:style-name="L14">
        <text:list-item>
          <text:p text:style-name="P33">Verfolgungsjagd Variante: A <text:span text:style-name="T2">X/20</text:span></text:p>
        </text:list-item>
      </text:list>
      <text:list xml:id="list4833902310194094904" text:style-name="L17">
        <text:list-item>
          <text:list>
            <text:list-item>
              <text:list>
                <text:list-item>
                  <text:p text:style-name="P34"><text:span text:style-name="T1">3x Verfolgungsbind wurde gegeben. X/2</text:span></text:p>
                </text:list-item>
                <text:list-item>
                  <text:p text:style-name="P34"><text:span text:style-name="T1">4 Reifen wurden zerschossen. X/6</text:span></text:p>
                </text:list-item>
              </text:list>
            </text:list-item>
          </text:list>
        </text:list-item>
      </text:list>
      <text:list xml:id="list1739797333470403503" text:style-name="L18">
        <text:list-item>
          <text:list>
            <text:list-item>
              <text:list>
                <text:list-item>
                  <text:list>
                    <text:list-item>
                      <text:p text:style-name="P35"><text:span text:style-name="T1">Alle 4 Reifen sind platt. X/3</text:span></text:p>
                    </text:list-item>
                    <text:list-item>
                      <text:p text:style-name="P35"><text:span text:style-name="T1">Geringe bis gar keine Beschädigungen am Fahrzeug (durch beschuss) X/3</text:span></text:p>
                    </text:list-item>
                  </text:list>
                </text:list-item>
              </text:list>
            </text:list-item>
          </text:list>
        </text:list-item>
      </text:list>
      <text:list xml:id="list4749749338187364406" text:style-name="L19">
        <text:list-item>
          <text:list>
            <text:list-item>
              <text:list>
                <text:list-item>
                  <text:p text:style-name="P36"><text:span text:style-name="T1">Der Flüchtige wird durch rammen beschädigt. X/2</text:span></text:p>
                </text:list-item>
                <text:list-item>
                  <text:p text:style-name="P36"><text:span text:style-name="T1">Der Flüchtige wurde durch Rammen ausser gefecht gesetzt. X/4</text:span></text:p>
                </text:list-item>
                <text:list-item>
                  <text:p text:style-name="P36"><text:span text:style-name="T1">Der Prüfling hat den Flüchtigen in 4:00(?) minuten ausser gefecht gesetzt. X/6</text:span></text:p>
                </text:list-item>
              </text:list>
            </text:list-item>
          </text:list>
        </text:list-item>
      </text:list>
      <text:p text:style-name="P32"/>
      <text:list xml:id="list20742121" text:continue-list="list20742645" text:style-name="L14">
        <text:list-item>
          <text:p text:style-name="P33">Verfolgungsjagd Variante: B <text:span text:style-name="T2">X/20</text:span></text:p>
        </text:list-item>
      </text:list>
      <text:list xml:id="list2217726358870784036" text:style-name="L20">
        <text:list-item>
          <text:list>
            <text:list-item>
              <text:list>
                <text:list-item>
                  <text:p text:style-name="P37"><text:span text:style-name="T1">3x Verfolgungsbind wurde gegeben. X/2</text:span></text:p>
                </text:list-item>
                <text:list-item>
                  <text:p text:style-name="P37"><text:span text:style-name="T1">4 Reifen wurden zerschossen. X/6</text:span></text:p>
                </text:list-item>
              </text:list>
            </text:list-item>
          </text:list>
        </text:list-item>
      </text:list>
      <text:list xml:id="list8022040719588395969" text:style-name="L21">
        <text:list-item>
          <text:list>
            <text:list-item>
              <text:list>
                <text:list-item>
                  <text:list>
                    <text:list-item>
                      <text:p text:style-name="P38"><text:span text:style-name="T1">Alle 4 Reifen sind platt. X/3</text:span></text:p>
                    </text:list-item>
                    <text:list-item>
                      <text:p text:style-name="P38"><text:soft-page-break/><text:span text:style-name="T1">Geringe bis gar keine Beschädigungen am Fahrzeug (durch beschuss) X/3</text:span></text:p>
                    </text:list-item>
                  </text:list>
                </text:list-item>
              </text:list>
            </text:list-item>
          </text:list>
        </text:list-item>
      </text:list>
      <text:list xml:id="list3227404451952007422" text:style-name="L22">
        <text:list-item>
          <text:list>
            <text:list-item>
              <text:list>
                <text:list-item>
                  <text:p text:style-name="P39"><text:span text:style-name="T1">Bei Waffengegenwehr wird das Fahrzeug des Flüchtigen gezielt zum brennen gebracht. X/6</text:span></text:p>
                </text:list-item>
                <text:list-item>
                  <text:p text:style-name="P39"><text:span text:style-name="T1">Der Prüfling hat den Flüchtigen in 3:00(?) minuten ausser gefecht gesetzt. X/6</text:span></text:p>
                </text:list-item>
              </text:list>
            </text:list-item>
          </text:list>
        </text:list-item>
      </text:list>
      <text:p text:style-name="P32"><text:span text:style-name="T1"/></text:p>
      <text:list xml:id="list20742224" text:continue-list="list20742121" text:style-name="L14">
        <text:list-item>
          <text:p text:style-name="P33">Schiessstand <text:span text:style-name="T2">X/10</text:span></text:p>
        </text:list-item>
      </text:list>
      <text:list xml:id="list1124917974742392034" text:style-name="L23">
        <text:list-item>
          <text:list>
            <text:list-item>
              <text:list>
                <text:list-item>
                  <text:p text:style-name="P40"><text:span text:style-name="T1">Der Prüfling hat 30 sek. (oder weniger) benötigt. X/10 | 0,5 P Abzug pro Sek. Zu viel.</text:span></text:p>
                </text:list-item>
                <text:list-item>
                  <text:p text:style-name="P40"><text:span text:style-name="T1">Der Prüfling hat Ziel übersehen. 0,5 P Abzug pro übersehetem Ziel</text:span></text:p>
                </text:list-item>
                <text:list-item>
                  <text:p text:style-name="P40"><text:span text:style-name="T1">Der Prüfling hat einen Zivilisten erschossen. 0,5 P Abzug pro totem Zivi</text:span></text:p>
                </text:list-item>
                <text:list-item>
                  <text:p text:style-name="P40"><text:span text:style-name="T1">Gesamt 10-0,5*Sek. Zu viel-0,5*Anzahl Zivis-0,5*Anzahl übersehtem Ziel</text:span></text:p>
                </text:list-item>
              </text:list>
            </text:list-item>
          </text:list>
        </text:list-item>
      </text:list>
      <text:p text:style-name="P32"><text:span text:style-name="T1"/></text:p>
      <text:list xml:id="list20746376" text:continue-list="list20742224" text:style-name="L14">
        <text:list-item>
          <text:p text:style-name="P33">Reifen zerschießen <text:span text:style-name="T2">X/10</text:span></text:p>
        </text:list-item>
      </text:list>
      <text:list xml:id="list4655713642847563677" text:style-name="L24">
        <text:list-item>
          <text:list>
            <text:list-item>
              <text:list>
                <text:list-item>
                  <text:p text:style-name="P43">4 reifen Zerschossen in max. 20 Sek. X/6</text:p>
                </text:list-item>
                <text:list-item>
                  <text:p text:style-name="P43">Möglichst geringe Beschädigungen am Fahrzeug. X/4</text:p>
                </text:list-item>
              </text:list>
            </text:list-item>
          </text:list>
        </text:list-item>
      </text:list>
      <text:p text:style-name="P42"/>
      <text:list xml:id="list20736789" text:continue-list="list20746376" text:style-name="L14">
        <text:list-item>
          <text:p text:style-name="P45"><text:span text:style-name="T11">Teststrecke: 1 </text:span><text:span text:style-name="T13">X/30</text:span></text:p>
        </text:list-item>
      </text:list>
      <text:list xml:id="list9211589836596601871" text:style-name="L25">
        <text:list-item>
          <text:list>
            <text:list-item>
              <text:list>
                <text:list-item>
                  <text:p text:style-name="P46"><text:span text:style-name="T12">Der Prüfling hat die teststrecke in max. 3:25 absolviert. X/20</text:span></text:p>
                </text:list-item>
                <text:list-item>
                  <text:p text:style-name="P46"><text:span text:style-name="T12">Der Zustand des Fahrzeugs ist weitgehend unbeschädigt. X/10</text:span></text:p>
                </text:list-item>
              </text:list>
            </text:list-item>
          </text:list>
        </text:list-item>
      </text:list>
      <text:p text:style-name="P44"><text:span text:style-name="T12"/></text:p>
      <text:list xml:id="list20724609" text:continue-list="list20736789" text:style-name="L14">
        <text:list-item>
          <text:p text:style-name="P33">Testrecke: 2 <text:span text:style-name="T2">X/30</text:span></text:p>
        </text:list-item>
      </text:list>
      <text:list xml:id="list3625785698645903331" text:style-name="L26">
        <text:list-item>
          <text:list>
            <text:list-item>
              <text:list>
                <text:list-item>
                  <text:p text:style-name="P41"><text:span text:style-name="T1">Der Prüfling hat die teststrecke in max. 3:35 absolviert. X/20</text:span></text:p>
                </text:list-item>
                <text:list-item>
                  <text:p text:style-name="P29"><text:span text:style-name="T9">Der Zustand des Fahrzeugs ist weitgehend unbeschädigt. X/10</text:span></text:p>
                </text:list-item>
              </text:list>
            </text:list-item>
          </text:list>
        </text:list-item>
      </text:list>
      <text:p text:style-name="P26"><text:span text:style-name="T9"/></text:p>
      <text:p text:style-name="P26"><text:span text:style-name="T8">Summe Praxis: X/10 + X/20 + X/10 + X/10 + X/30 = X/80</text:span></text:p>
      <text:p text:style-name="P26"><text:span text:style-name="T8">Gesamtsumme: Summe Theorie (X/20) + Summe Praxis (X/80) + Zusatzpunkte (X/2) = X/100</text:span></text:p>
      <text:p text:style-name="P26"><text:span text:style-name="T8">Note: erreichte Punktzahl (X/100) = GWD Note (...)</text:span></text:p>
      <text:p text:style-name="P26"><text:span text:style-name="T8"/></text:p>
      <text:p text:style-name="P26"><text:span text:style-name="T8">Abschliessender Kommentar: </text:span></text:p>
      <text:list xml:id="list2166154656524103474" text:style-name="L27">
        <text:list-item>
          <text:list>
            <text:list-item>
              <text:p text:style-name="P30"><text:span text:style-name="T9">Pro Prüfung wird eine Teststrecke gefahren. Der Prüfling hat einen Versuch.</text:span></text:p>
            </text:list-item>
            <text:list-item>
              <text:p text:style-name="P30"><text:span text:style-name="T9">Pro Prüfung wird eine Variante der Verfolgungsjagd vom Prüfer gewählt. Mit oder ohne Waffengegenwehr.</text:span></text:p>
            </text:list-item>
          </text:list>
        </text:list-item>
      </text:list>
      <text:p text:style-name="P26"><text:span text:style-name="T8"/></text:p>
      <text:p text:style-name="P26"><text:span text:style-name="T8">Kommentar des Prüfers:</text:span></text:p>
      <text:list xml:id="list1384008500815556032" text:style-name="L28">
        <text:list-item>
          <text:list>
            <text:list-item>
              <text:p text:style-name="P31"><text:span text:style-name="T9">Name des Prüflings:</text:span></text:p>
            </text:list-item>
            <text:list-item>
              <text:p text:style-name="P31"><text:span text:style-name="T9">Datum der Prüfung:</text:span></text:p>
            </text:list-item>
            <text:list-item>
              <text:p text:style-name="P31"><text:span text:style-name="T9">Abschliessender Kommentar des Prüfer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8M25S</meta:editing-duration>
    <meta:editing-cycles>4</meta:editing-cycles>
    <meta:generator>OpenOffice/4.0.1$Win32 OpenOffice.org_project/401m5$Build-9714</meta:generator>
    <dc:date>2014-10-22T00:58:35.76</dc:date>
    <meta:document-statistic meta:table-count="0" meta:image-count="0" meta:object-count="0" meta:page-count="3" meta:paragraph-count="99" meta:word-count="876" meta:character-count="5459"/>
    <meta:user-defined meta:name="Info 1"/>
    <meta:user-defined meta:name="Info 2"/>
    <meta:user-defined meta:name="Info 3"/>
    <meta:user-defined meta:name="Info 4"/>
  </office:meta>
</office:document-meta>
</file>